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писание тест-кейса:</text:span> "Вход с действительными учетными данными, добавление и удаление товаров из корзины"</text:p>
      <text:p text:style-name="Standard"/>
      <text:p text:style-name="Standard"><text:span text:style-name="T1">Цель:</text:span> Проверить корректность процесса входа в систему с использованием действительных учетных данных и удостовериться, что все товары успешно добавлены в корзину, а затем удалены из нее после входа.</text:p>
      <text:p text:style-name="Standard"/>
      <text:p text:style-name="P1">Шаги:</text:p>
      <text:p text:style-name="Standard">1. Запустить браузер с использованием webdriver.Chrome().</text:p>
      <text:p text:style-name="Standard">2. Открыть веб-сайт https://www.saucedemo.com.</text:p>
      <text:p text:style-name="Standard">3. Найти поле ввода логина с помощью ID и ввести значение 'standard_user'.</text:p>
      <text:p text:style-name="Standard">4. Найти поле ввода пароля с помощью ID и ввести значение 'secret_sauce'.</text:p>
      <text:p text:style-name="Standard">5. Нажать клавишу Enter или выполнить submit для отправки данных формы.</text:p>
      <text:p text:style-name="Standard">6. Дождаться, пока URL страницы изменится на 'https://www.saucedemo.com/inventory.html', используя явные ожидания (WebDriverWait и EC.url_to_be).</text:p>
      <text:p text:style-name="Standard">7. Найти все элементы с классом 'btn_inventory' (кнопки "Add to Cart" для каждого товара).</text:p>
      <text:p text:style-name="Standard">8. Нажать на каждую кнопку "Add to Cart" в цикле и подождать 3 секунды между каждым кликом.</text:p>
      <text:p text:style-name="Standard">9. Найти все элементы с классом 'btn_secondary' (кнопки "Remove" для каждого товара в корзине).</text:p>
      <text:p text:style-name="Standard">10. Нажать на каждую кнопку "Remove" в цикле и подождать 3 секунды между каждым кликом.</text:p>
      <text:p text:style-name="Standard"/>
      <text:p text:style-name="Standard"><text:span text:style-name="T1">Ожидаемый результат:</text:span> </text:p>
      <text:p text:style-name="Standard">- После выполнения шагов 1-10 учетные данные успешно используются для входа в систему, и на странице 'https://www.saucedemo.com/inventory.html' отображается корзина, которая была заполнена товарами и затем успешно очищена.</text:p>
      <text:p text:style-name="Standard"/>
      <text:p text:style-name="P1">Завершение: </text:p>
      <text:p text:style-name="Standard">- Закрыть браузер после завершения теста с использованием fixt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0:07:50.035000000</dc:date>
    <meta:editing-duration>PT1M2S</meta:editing-duration>
    <meta:editing-cycles>1</meta:editing-cycles>
    <meta:document-statistic meta:table-count="0" meta:image-count="0" meta:object-count="0" meta:page-count="1" meta:paragraph-count="17" meta:word-count="200" meta:character-count="1457" meta:non-whitespace-character-count="1272"/>
    <meta:generator>LibreOffice/7.4.5.1$Windows_X86_64 LibreOffice_project/9c0871452b3918c1019dde9bfac75448afc4b57f</meta:generator>
  </office:meta>
</office:document-meta>
</file>